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image-width="0cm" draw:fill-image-height="0cm" fo:min-height="11.281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579d1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089cm" svg:height="12.101cm" svg:x="0.211cm" svg:y="0.109cm">
          <draw:text-box>
            <text:p text:style-name="P1"><text:span text:style-name="T1">#include “versat.h”</text:span></text:p>
            <text:p text:style-name="P1"><text:span text:style-name="T2">…</text:span></text:p>
            <text:p text:style-name="P1"><text:span text:style-name="T2">int main(void){</text:span></text:p>
            <text:p text:style-name="P1"><text:span text:style-name="T2"><text:tab/></text:span><text:span text:style-name="T2">// load Versat program</text:span></text:p>
            <text:p text:style-name="P1"><text:span text:style-name="T3"><text:tab/></text:span><text:span text:style-name="T3">versat_load(progExt_ptr, progInt_ptr, progSize);</text:span></text:p>
            <text:p text:style-name="P1"><text:span text:style-name="T2"><text:tab/></text:span><text:span text:style-name="T2">…</text:span></text:p>
            <text:p text:style-name="P1"><text:span text:style-name="T2"><text:tab/></text:span><text:span text:style-name="T2">// waits until Versat is ready</text:span></text:p>
            <text:p text:style-name="P1"><text:span text:style-name="T1"><text:tab/></text:span><text:span text:style-name="T1">versat_wait();</text:span></text:p>
            <text:p text:style-name="P1"><text:span text:style-name="T2"><text:tab/></text:span><text:span text:style-name="T2">// run the FFT kernel</text:span></text:p>
            <text:p text:style-name="P1"><text:span text:style-name="T3"><text:tab/></text:span><text:span text:style-name="T3">versat_run(FFT, x_ptr, w_ptr, X_ptr, Npts, Overlap, WindowSize);</text:span></text:p>
            <text:p text:style-name="P1"><text:span text:style-name="T2"><text:tab/></text:span><text:span text:style-name="T2">…</text:span></text:p>
            <text:p text:style-name="P1"><text:span text:style-name="T2"><text:tab/></text:span><text:span text:style-name="T2">// waits for the FFT execution to finish</text:span></text:p>
            <text:p text:style-name="P1"><text:span text:style-name="T1"><text:tab/></text:span><text:span text:style-name="T1">versat_wait();</text:span></text:p>
            <text:p text:style-name="P1"><text:span text:style-name="T2"><text:tab/></text:span><text:span text:style-name="T2">// process the FFT results</text:span></text:p>
            <text:p text:style-name="P1"><text:span text:style-name="T2"><text:tab/></text:span><text:span text:style-name="T2">…</text:span></text:p>
            <text:p text:style-name="P1"><text:span text:style-name="T2"><text:tab/></text:span><text:span text:style-name="T2">return 0;</text:span></text:p>
            <text:p text:style-name="P1"><text:span text:style-name="T2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2.3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Sousa</meta:initial-creator>
    <meta:creation-date>2017-07-20T16:52:42.851034865</meta:creation-date>
    <dc:date>2017-10-11T14:33:40</dc:date>
    <dc:creator>Joao Lopes</dc:creator>
    <meta:editing-duration>PT41M1S</meta:editing-duration>
    <meta:editing-cycles>11</meta:editing-cycles>
    <meta:generator>LibreOffice/3.5$Linux_X86_64 LibreOffice_project/350m1$Build-2</meta:generator>
    <meta:document-statistic meta:object-count="1"/>
  </office:meta>
</office:document-meta>
</file>